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style="normal" style:text-underline-style="none" fo:font-weight="normal" officeooo:rsid="001c170b" officeooo:paragraph-rsid="00226e6b" style:font-size-asian="15pt" style:font-style-asian="normal" style:font-weight-asian="normal" style:font-size-complex="15pt" style:font-style-complex="normal" style:font-weight-complex="normal"/>
    </style:style>
    <style:style style:name="P2" style:family="paragraph" style:parent-style-name="Standard">
      <style:text-properties fo:font-size="15pt" fo:font-style="normal" style:text-underline-style="none" fo:font-weight="normal" officeooo:rsid="001c170b" officeooo:paragraph-rsid="001ce8b6" style:font-size-asian="15pt" style:font-style-asian="normal" style:font-weight-asian="normal" style:font-size-complex="15pt" style:font-style-complex="normal" style:font-weight-complex="normal"/>
    </style:style>
    <style:style style:name="P3" style:family="paragraph" style:parent-style-name="Standard">
      <style:text-properties fo:font-size="15pt" fo:font-style="normal" style:text-underline-style="none" fo:font-weight="normal" officeooo:rsid="001c170b" officeooo:paragraph-rsid="0020cfac" style:font-size-asian="15pt" style:font-style-asian="normal" style:font-weight-asian="normal" style:font-size-complex="15pt" style:font-style-complex="normal" style:font-weight-complex="normal"/>
    </style:style>
    <style:style style:name="P4" style:family="paragraph" style:parent-style-name="Standard">
      <style:text-properties fo:font-size="15pt" fo:font-style="normal" style:text-underline-style="none" fo:font-weight="normal" officeooo:rsid="001ce8b6" officeooo:paragraph-rsid="001ce8b6" style:font-size-asian="15pt" style:font-style-asian="normal" style:font-weight-asian="normal" style:font-size-complex="15pt" style:font-style-complex="normal" style:font-weight-complex="normal"/>
    </style:style>
    <style:style style:name="P5" style:family="paragraph" style:parent-style-name="Standard">
      <style:text-properties fo:font-size="15pt" fo:font-style="normal" style:text-underline-style="none" fo:font-weight="normal" officeooo:rsid="001ce8b6" officeooo:paragraph-rsid="001d08ca" style:font-size-asian="15pt" style:font-style-asian="normal" style:font-weight-asian="normal" style:font-size-complex="15pt" style:font-style-complex="normal" style:font-weight-complex="normal"/>
    </style:style>
    <style:style style:name="P6" style:family="paragraph" style:parent-style-name="Standard">
      <style:text-properties fo:font-size="15pt" fo:font-style="normal" style:text-underline-style="none" fo:font-weight="normal" officeooo:rsid="001d08ca" officeooo:paragraph-rsid="001d08ca" style:font-size-asian="15pt" style:font-style-asian="normal" style:font-weight-asian="normal" style:font-size-complex="15pt" style:font-style-complex="normal" style:font-weight-complex="normal"/>
    </style:style>
    <style:style style:name="P7" style:family="paragraph" style:parent-style-name="Standard">
      <style:text-properties fo:font-size="15pt" fo:font-style="normal" style:text-underline-style="none" fo:font-weight="normal" officeooo:rsid="001e6b79" officeooo:paragraph-rsid="001e6b79" style:font-size-asian="15pt" style:font-style-asian="normal" style:font-weight-asian="normal" style:font-size-complex="15pt" style:font-style-complex="normal" style:font-weight-complex="normal"/>
    </style:style>
    <style:style style:name="P8" style:family="paragraph" style:parent-style-name="Standard">
      <style:text-properties fo:font-size="15pt" fo:font-style="normal" style:text-underline-style="none" fo:font-weight="normal" officeooo:rsid="00205112" officeooo:paragraph-rsid="00205112" style:font-size-asian="15pt" style:font-style-asian="normal" style:font-weight-asian="normal" style:font-size-complex="15pt" style:font-style-complex="normal" style:font-weight-complex="normal"/>
    </style:style>
    <style:style style:name="P9" style:family="paragraph" style:parent-style-name="Standard">
      <style:text-properties fo:font-size="15pt" fo:font-style="normal" style:text-underline-style="none" fo:font-weight="normal" officeooo:rsid="00226e6b" officeooo:paragraph-rsid="00226e6b" style:font-size-asian="15pt" style:font-style-asian="normal" style:font-weight-asian="normal" style:font-size-complex="15pt" style:font-style-complex="normal" style:font-weight-complex="normal"/>
    </style:style>
    <style:style style:name="P10" style:family="paragraph" style:parent-style-name="Standard">
      <style:paragraph-properties>
        <style:tab-stops>
          <style:tab-stop style:position="0cm"/>
        </style:tab-stops>
      </style:paragraph-properties>
      <style:text-properties fo:font-size="15pt" fo:font-style="normal" style:text-underline-style="none" fo:font-weight="normal" officeooo:rsid="00261803" officeooo:paragraph-rsid="00226e6b" style:font-size-asian="15pt" style:font-style-asian="normal" style:font-weight-asian="normal" style:font-size-complex="15pt" style:font-style-complex="normal" style:font-weight-complex="normal"/>
    </style:style>
    <style:style style:name="P11" style:family="paragraph" style:parent-style-name="Standard">
      <style:text-properties fo:font-size="15pt" fo:font-style="normal" style:text-underline-style="none" fo:font-weight="normal" officeooo:rsid="002a335f" officeooo:paragraph-rsid="002bbf3e" style:font-size-asian="15pt" style:font-style-asian="normal" style:font-weight-asian="normal" style:font-size-complex="15pt" style:font-style-complex="normal" style:font-weight-complex="normal"/>
    </style:style>
    <style:style style:name="P12" style:family="paragraph" style:parent-style-name="Standard">
      <style:text-properties fo:font-size="15pt" fo:font-style="normal" style:text-underline-style="none" fo:font-weight="normal" officeooo:rsid="002a335f" officeooo:paragraph-rsid="002e1602" style:font-size-asian="15pt" style:font-style-asian="normal" style:font-weight-asian="normal" style:font-size-complex="15pt" style:font-style-complex="normal" style:font-weight-complex="normal"/>
    </style:style>
    <style:style style:name="P13" style:family="paragraph" style:parent-style-name="Standard">
      <style:text-properties fo:font-size="15pt" fo:font-style="normal" style:text-underline-style="none" fo:font-weight="normal" officeooo:rsid="002e7a02" officeooo:paragraph-rsid="002e7a02" style:font-size-asian="15pt" style:font-style-asian="normal" style:font-weight-asian="normal" style:font-size-complex="15pt" style:font-style-complex="normal" style:font-weight-complex="normal"/>
    </style:style>
    <style:style style:name="P14" style:family="paragraph" style:parent-style-name="Standard">
      <style:text-properties fo:font-size="15pt" fo:font-style="normal" style:text-underline-style="none" fo:font-weight="normal" officeooo:rsid="002e7a02" officeooo:paragraph-rsid="003020cb" style:font-size-asian="15pt" style:font-style-asian="normal" style:font-weight-asian="normal" style:font-size-complex="15pt" style:font-style-complex="normal" style:font-weight-complex="normal"/>
    </style:style>
    <style:style style:name="P15" style:family="paragraph" style:parent-style-name="Standard">
      <style:text-properties fo:font-size="15pt" fo:font-style="normal" style:text-underline-style="none" fo:font-weight="normal" officeooo:rsid="002e7a02" officeooo:paragraph-rsid="0033e128" style:font-size-asian="15pt" style:font-style-asian="normal" style:font-weight-asian="normal" style:font-size-complex="15pt" style:font-style-complex="normal" style:font-weight-complex="normal"/>
    </style:style>
    <style:style style:name="P16" style:family="paragraph" style:parent-style-name="Standard">
      <style:text-properties fo:font-size="15pt" fo:font-style="normal" style:text-underline-style="none" fo:font-weight="normal" officeooo:rsid="002e7a02" officeooo:paragraph-rsid="00352387" style:font-size-asian="15pt" style:font-style-asian="normal" style:font-weight-asian="normal" style:font-size-complex="15pt" style:font-style-complex="normal" style:font-weight-complex="normal"/>
    </style:style>
    <style:style style:name="P17" style:family="paragraph" style:parent-style-name="Standard">
      <style:text-properties fo:font-size="15pt" fo:font-style="normal" style:text-underline-style="none" fo:font-weight="normal" officeooo:rsid="0034ca86" officeooo:paragraph-rsid="0034ca86" style:font-size-asian="15pt" style:font-style-asian="normal" style:font-weight-asian="normal" style:font-size-complex="15pt" style:font-style-complex="normal" style:font-weight-complex="normal"/>
    </style:style>
    <style:style style:name="P18" style:family="paragraph" style:parent-style-name="Standard">
      <style:text-properties fo:font-size="15pt" fo:font-style="normal" style:text-underline-style="none" fo:font-weight="normal" officeooo:rsid="00352387" officeooo:paragraph-rsid="00352387" style:font-size-asian="15pt" style:font-style-asian="normal" style:font-weight-asian="normal" style:font-size-complex="15pt" style:font-style-complex="normal" style:font-weight-complex="normal"/>
    </style:style>
    <style:style style:name="P19" style:family="paragraph" style:parent-style-name="Standard">
      <style:text-properties fo:font-size="15pt" fo:font-style="normal" style:text-underline-style="none" fo:font-weight="normal" officeooo:rsid="0035c05d" officeooo:paragraph-rsid="0035c05d" style:font-size-asian="15pt" style:font-style-asian="normal" style:font-weight-asian="normal" style:font-size-complex="15pt" style:font-style-complex="normal" style:font-weight-complex="normal"/>
    </style:style>
    <style:style style:name="P20" style:family="paragraph" style:parent-style-name="Standard">
      <style:text-properties fo:font-size="15pt" fo:font-style="normal" style:text-underline-style="none" fo:font-weight="normal" officeooo:rsid="00379629" officeooo:paragraph-rsid="00379629" style:font-size-asian="15pt" style:font-style-asian="normal" style:font-weight-asian="normal" style:font-size-complex="15pt" style:font-style-complex="normal" style:font-weight-complex="normal"/>
    </style:style>
    <style:style style:name="P21" style:family="paragraph" style:parent-style-name="Standard">
      <style:text-properties fo:font-size="15pt" fo:font-style="normal" style:text-underline-style="none" fo:font-weight="normal" officeooo:rsid="003c8c6b" officeooo:paragraph-rsid="003c8c6b" style:font-size-asian="15pt" style:font-style-asian="normal" style:font-weight-asian="normal" style:font-size-complex="15pt" style:font-style-complex="normal" style:font-weight-complex="normal"/>
    </style:style>
    <style:style style:name="P22" style:family="paragraph" style:parent-style-name="Standard">
      <style:text-properties fo:font-size="15pt" fo:font-style="normal" style:text-underline-style="none" fo:font-weight="normal" officeooo:rsid="003d5405" officeooo:paragraph-rsid="003d5405" style:font-size-asian="15pt" style:font-style-asian="normal" style:font-weight-asian="normal" style:font-size-complex="15pt" style:font-style-complex="normal" style:font-weight-complex="normal"/>
    </style:style>
    <style:style style:name="P23" style:family="paragraph" style:parent-style-name="Standard">
      <style:text-properties fo:font-size="15pt" fo:font-style="normal" style:text-underline-style="none" fo:font-weight="normal" officeooo:rsid="003f2e18" officeooo:paragraph-rsid="003f2e18" style:font-size-asian="15pt" style:font-style-asian="normal" style:font-weight-asian="normal" style:font-size-complex="15pt" style:font-style-complex="normal" style:font-weight-complex="normal"/>
    </style:style>
    <style:style style:name="P24" style:family="paragraph" style:parent-style-name="Standard">
      <style:text-properties fo:font-size="15pt" fo:font-style="normal" style:text-underline-style="none" fo:font-weight="normal" officeooo:rsid="003f4a8f" officeooo:paragraph-rsid="003f4a8f" style:font-size-asian="15pt" style:font-style-asian="normal" style:font-weight-asian="normal" style:font-size-complex="15pt" style:font-style-complex="normal" style:font-weight-complex="normal"/>
    </style:style>
    <style:style style:name="P25" style:family="paragraph" style:parent-style-name="Standard">
      <style:text-properties fo:font-size="15pt" fo:font-style="normal" style:text-underline-style="solid" style:text-underline-width="auto" style:text-underline-color="font-color" fo:font-weight="normal" officeooo:rsid="00379629" officeooo:paragraph-rsid="00379629" style:font-size-asian="15pt" style:font-style-asian="normal" style:font-weight-asian="normal" style:font-size-complex="15pt" style:font-style-complex="normal" style:font-weight-complex="normal"/>
    </style:style>
    <style:style style:name="P26" style:family="paragraph" style:parent-style-name="Standard">
      <style:text-properties fo:font-size="15pt" officeooo:rsid="001c170b" officeooo:paragraph-rsid="001c170b" style:font-size-asian="15pt" style:font-size-complex="15pt"/>
    </style:style>
    <style:style style:name="P27" style:family="paragraph" style:parent-style-name="Standard">
      <style:text-properties fo:font-size="15pt" fo:font-style="italic" style:text-underline-style="solid" style:text-underline-width="auto" style:text-underline-color="font-color" fo:font-weight="bold" officeooo:rsid="001c170b" officeooo:paragraph-rsid="001c170b" style:font-size-asian="15pt" style:font-style-asian="italic" style:font-weight-asian="bold" style:font-size-complex="15pt" style:font-style-complex="italic" style:font-weight-complex="bold"/>
    </style:style>
    <style:style style:name="P28" style:family="paragraph" style:parent-style-name="Standard">
      <style:text-properties fo:font-size="15pt" fo:font-style="italic" style:text-underline-style="solid" style:text-underline-width="auto" style:text-underline-color="font-color" fo:font-weight="bold" officeooo:rsid="0034ca86" officeooo:paragraph-rsid="0034ca86" style:font-size-asian="15pt" style:font-style-asian="italic" style:font-weight-asian="bold" style:font-size-complex="15pt" style:font-style-complex="italic" style:font-weight-complex="bold"/>
    </style:style>
    <style:style style:name="P29" style:family="paragraph" style:parent-style-name="Standard">
      <style:text-properties fo:font-size="15pt" fo:font-style="italic" style:text-underline-style="solid" style:text-underline-width="auto" style:text-underline-color="font-color" fo:font-weight="bold" officeooo:rsid="00379629" officeooo:paragraph-rsid="00379629" style:font-size-asian="15pt" style:font-style-asian="italic" style:font-weight-asian="bold" style:font-size-complex="15pt" style:font-style-complex="italic" style:font-weight-complex="bold"/>
    </style:style>
    <style:style style:name="P30" style:family="paragraph" style:parent-style-name="Standard">
      <style:text-properties fo:font-size="15pt" fo:font-style="italic" style:text-underline-style="solid" style:text-underline-width="auto" style:text-underline-color="font-color" fo:font-weight="bold" officeooo:rsid="003f4a8f" officeooo:paragraph-rsid="003f4a8f" style:font-size-asian="15pt" style:font-style-asian="italic" style:font-weight-asian="bold" style:font-size-complex="15pt" style:font-style-complex="italic" style:font-weight-complex="bold"/>
    </style:style>
    <style:style style:name="T1" style:family="text">
      <style:text-properties style:font-name="Likhan"/>
    </style:style>
    <style:style style:name="T2" style:family="text">
      <style:text-properties officeooo:rsid="001ce8b6"/>
    </style:style>
    <style:style style:name="T3" style:family="text">
      <style:text-properties officeooo:rsid="001d08ca"/>
    </style:style>
    <style:style style:name="T4" style:family="text">
      <style:text-properties officeooo:rsid="001e6b79"/>
    </style:style>
    <style:style style:name="T5" style:family="text">
      <style:text-properties officeooo:rsid="0020cfac"/>
    </style:style>
    <style:style style:name="T6" style:family="text">
      <style:text-properties officeooo:rsid="00226e6b"/>
    </style:style>
    <style:style style:name="T7" style:family="text">
      <style:text-properties fo:font-weight="bold" style:font-weight-asian="bold" style:font-weight-complex="bold"/>
    </style:style>
    <style:style style:name="T8" style:family="text">
      <style:text-properties officeooo:rsid="0023c58a"/>
    </style:style>
    <style:style style:name="T9" style:family="text">
      <style:text-properties officeooo:rsid="0024deec"/>
    </style:style>
    <style:style style:name="T10" style:family="text">
      <style:text-properties officeooo:rsid="00261803"/>
    </style:style>
    <style:style style:name="T11" style:family="text">
      <style:text-properties officeooo:rsid="002bbf3e"/>
    </style:style>
    <style:style style:name="T12" style:family="text">
      <style:text-properties officeooo:rsid="002c1e02"/>
    </style:style>
    <style:style style:name="T13" style:family="text">
      <style:text-properties officeooo:rsid="002e1602"/>
    </style:style>
    <style:style style:name="T14" style:family="text">
      <style:text-properties officeooo:rsid="002e7a02"/>
    </style:style>
    <style:style style:name="T15" style:family="text">
      <style:text-properties officeooo:rsid="002f450c"/>
    </style:style>
    <style:style style:name="T16" style:family="text">
      <style:text-properties officeooo:rsid="003020cb"/>
    </style:style>
    <style:style style:name="T17" style:family="text">
      <style:text-properties officeooo:rsid="0033e128"/>
    </style:style>
    <style:style style:name="T18" style:family="text">
      <style:text-properties officeooo:rsid="0034ca86"/>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style:font-style-asian="normal" style:font-style-complex="normal"/>
    </style:style>
    <style:style style:name="T21" style:family="text">
      <style:text-properties style:text-underline-style="none"/>
    </style:style>
    <style:style style:name="T22" style:family="text">
      <style:text-properties officeooo:rsid="00352387"/>
    </style:style>
    <style:style style:name="T23" style:family="text">
      <style:text-properties officeooo:rsid="0035c05d"/>
    </style:style>
    <style:style style:name="T24" style:family="text">
      <style:text-properties officeooo:rsid="00379629"/>
    </style:style>
    <style:style style:name="T25" style:family="text">
      <style:text-properties officeooo:rsid="003a8301"/>
    </style:style>
    <style:style style:name="T26" style:family="text">
      <style:text-properties officeooo:rsid="003c8c6b"/>
    </style:style>
    <style:style style:name="T27" style:family="text">
      <style:text-properties officeooo:rsid="003d5405"/>
    </style:style>
    <style:style style:name="T28" style:family="text">
      <style:text-properties officeooo:rsid="003f2e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7">1.Thema</text:span>: <text:s/>wir spielen eine <text:span text:style-name="T1">spiel</text:span> heißt( Bewegen und Denken).</text:p>
      <text:p text:style-name="P26"/>
      <text:p text:style-name="P27">2.Einzelbeschreibung:</text:p>
      <text:p text:style-name="P1"/>
      <text:p text:style-name="P1">*Josephine : <text:s text:c="4"/>ist 7 Jahr alt und sie besucht die 1 Klasse der <text:span text:style-name="T6">G</text:span>rundschule <text:s/>Rast<text:span text:style-name="T6">p</text:span><text:span text:style-name="T4">f</text:span>u<text:span text:style-name="T6">h</text:span>l.</text:p>
      <text:p text:style-name="P2">Wenn sie in die Betreu<text:span text:style-name="T2">u</text:span>ng <text:span text:style-name="T2">kommt,begrüßt sie alle und hängt <text:s/>ihre Kleidung an den richtigen Platz und zieht die Hausschuhe an,wäscht sich die Hände und sitzt sich hin ,um <text:s/>sich <text:s/>auf das Mittagessen</text:span></text:p>
      <text:p text:style-name="P4">vorzubereiten.Aber die meisten Zeit hat sie keine Geduld zu warten.</text:p>
      <text:p text:style-name="P5">Sie kennt die Regel gut <text:s/>und ist ordentlich <text:span text:style-name="T3">und hat gute Beziehung mit Gleichaltrigen sowie großen Kindern.</text:span></text:p>
      <text:p text:style-name="P6">Innerhalb der Gruppe hat sie einen großen und gefestigten Freundeskreis.</text:p>
      <text:p text:style-name="P6">Sie ist sehr offen das heißt spielt mit alle Kindern also <text:s/>hat keine bestimmte Kinder <text:s/></text:p>
      <text:p text:style-name="P6">mit denen sie immer spielt.</text:p>
      <text:p text:style-name="P6">Wenn <text:span text:style-name="T4">gibt es eine Spiel hat sie nicht verstanden , sie fragt und lernt schnell.</text:span></text:p>
      <text:p text:style-name="P7">Beim Hausaufgabe macht sie immer der Mathe zuerst ,weil sie liebt das Rechnen</text:p>
      <text:p text:style-name="P7">und ganz besonderes Kopfrechnen.</text:p>
      <text:p text:style-name="P7">Die hat einen Bruder und er ist 3 Jahre alt und erzählt sie uns was er zuhause gemacht hat und wie helft ihre Mutter und Vater.</text:p>
      <text:p text:style-name="P8">Sie helfen ihre Freunden auch.</text:p>
      <text:p text:style-name="P8">Sie sprecht Deutsch und schreibt in einer ordentlich und klaren Handschrift ,aber manchmal bi<text:span text:style-name="T5">tt</text:span>et sie mich Ihre eine eigene Worte vorzulesen,das bedeutet dass sie nicht alle Buchstaben gelernt hat.</text:p>
      <text:p text:style-name="P8">sie l<text:span text:style-name="T5">i</text:span>ebt es, Zahlen zu zählen und wiederholt sie immer bei Spielen.</text:p>
      <text:p text:style-name="P8">wir haben zusammen <text:span text:style-name="T5">Osterei </text:span>gebastelt ,aber die hat am Anfang Schwierigkeit mit Schere umgehen ,aber mit Wiederholung wurde es besser.er ist eine ruhige Kind</text:p>
      <text:p text:style-name="P3"><text:s/>Josephine fängt mit einem Spiel an ,dann holt sie das nächstes .</text:p>
      <text:p text:style-name="P3"><text:span text:style-name="T5">Was die</text:span> <text:span text:style-name="T5">G</text:span>ruppendynamische Prozesse angeht ist Josephine eine sehr kooperatives Kind,</text:p>
      <text:p text:style-name="P3">dass sich mit den anderen über die Spiel<text:span text:style-name="T6">idee </text:span>austauscht.</text:p>
      <text:p text:style-name="P1">und da Josephin<text:span text:style-name="T6">e </text:span>es liebt mit anderen zu spielen und sich zu bewegen eine schnelle Aufnahmef<text:span text:style-name="T6">äh</text:span>igkeit <text:s/>hat ,und auch die Herausforderung liebt habe ich mich entschieden ,dass sie mit uns spielen.</text:p>
      <text:p text:style-name="P1"/>
      <text:p text:style-name="P1">*<text:span text:style-name="T6">ALEX : er ist 7 Jahre alt und besucht 1. Klasse er hat einen Bruder und lebt mit seinem Eltern <text:s/>und wohnt in Mal-statt.</text:span></text:p>
      <text:p text:style-name="P1"><text:soft-page-break/><text:span text:style-name="T6">er sitzt immer mit <text:s/>Min</text:span><text:span text:style-name="T8">e </text:span><text:span text:style-name="T6"><text:s/>Lil</text:span><text:span text:style-name="T8">y </text:span><text:span text:style-name="T6">und Lara und spricht mit ruhiger Stimme zu Ihnen und fragt wie dein Tag in der Schule war .Er ist sehr freundlich .Bei Mittagessen steht er in der Schlange und fragt "ich hatte gerne Nudeln mit Soße <text:s/>bitte".</text:span><text:span text:style-name="T8">Er ist </text:span><text:span text:style-name="T6">respektvoll nach die anderen.</text:span></text:p>
      <text:p text:style-name="P1"><text:span text:style-name="T6">er besucht die AG jeden Montag und dort lernt er ein Lied und alle müssen Rollen übernehmen um dieses </text:span><text:span text:style-name="T9">L</text:span><text:span text:style-name="T6">ied darzustellen und er war sehr begeistert und hat seine Rolle wunderbar gemeistert.</text:span></text:p>
      <text:p text:style-name="P9">er spielt lieber Fußball daher hat er immer seinen Ball dabei. Im Raum sitzt er und wartet bis er rausgehen darf und manchmal will er dieser Zeit nicht machen.er ist eine ruhige Kind.</text:p>
      <text:p text:style-name="P1"><text:span text:style-name="T6">als ihre Mutter kommt um ihn zu abholen rennt er zu ihr und um sie fest zu armen und sagt er ,</text:span><text:span text:style-name="T10">ic</text:span><text:span text:style-name="T6">h</text:span></text:p>
      <text:p text:style-name="P1"><text:span text:style-name="T6">vermisse dich, dass er sie sehr liebt, und er sagt immer, wenn ich groß bin ,werde ich wie meine Mutter stark und geduldig </text:span><text:span text:style-name="T10">sein und zur Universität gehen.er ist eine ehrgeizige Kind.</text:span></text:p>
      <text:p text:style-name="P10">beim Hausaufgabe, Besonderes auf Deutsch, bittet er nie um Hilfe im Gegensatz zu Mathematik fragt er manchmal, wie er sie lösen soll.er zählt bis 100 manchmal geht ist durcheinander und fragt'' habe ich richtig gesagt'', er versucht immer wiederholen bis er keine Fehler haben, das bedeutet er versucht, die Schwierigkeiten beim zählen auch erlebt die Regeln halten zu überwinden .ich habe Alex ausgewählt, um mit uns zu spielen, weil ich möchte, dass es <text:s/>die Mathe durch das Spiel liebt und dass er seine Rolle auf geordnet Weise meistert und auch ich <text:s/>möchte seine Selbstbewusstsein stärken,auch erlebt die Regeln halten.</text:p>
      <text:p text:style-name="P9"/>
      <text:p text:style-name="P3"/>
      <text:p text:style-name="P11">*SARA:sie ist 7 Jahre alt und geht in die erste Klasse .</text:p>
      <text:p text:style-name="P11">sie wohnt mit ihre Papa und Mama und die hat eine Bruder aber er ist älter als <text:span text:style-name="T11">Sara.</text:span></text:p>
      <text:p text:style-name="P11">in der Gruppe Sarah sitzt immer mit Elena und Emily und sie sind Freunden <text:span text:style-name="T11">aber wenn die lilala oder Emily abgeholt sind Sarah sitzt auf dem Tisch und schreibt eine kleine Text von deutsche Buch und ihre Schrift ist wirklich sauber arrangiert und geschrieben, als wäre es ein Gemälde .</text:span></text:p>
      <text:p text:style-name="P11">ich habe sie bei uns ausgesucht, weil sie eine ordentliche Kind ist, dass sich gerne an die Regeln halt und ruhige ist .</text:p>
      <text:p text:style-name="P11"/>
      <text:p text:style-name="P11"/>
      <text:p text:style-name="P12">*<text:span text:style-name="T12">SALIM:er ist 7 Jahre alt in der 1. Klasse ,er hat vier Geschwister <text:s/>,wohnt <text:s/></text:span><text:span text:style-name="T14">er </text:span><text:span text:style-name="T12">in Mal</text:span><text:span text:style-name="T14">l</text:span><text:span text:style-name="T12">statt mit seinen Eltern.</text:span></text:p>
      <text:p text:style-name="P12"><text:span text:style-name="T12">er ist sehr </text:span><text:span text:style-name="T13">lebhaftes und schlaues Kind er liebt Spiele, in denen es um rechnen, Mathematik geht und er ist ein Kind, dass er liebt, ruhig zu sitzen und zu spielen und beim Spielen neue Idee zu erfinden,deshalb habe ich es gewählt.</text:span></text:p>
      <text:p text:style-name="P12"><text:soft-page-break/></text:p>
      <text:p text:style-name="P13">3-Planung des Programms:</text:p>
      <text:p text:style-name="P13">ich werde das Angebot am Mittwoch nach die Hausaufgabe machen, das heißt um 14:30 bis 15:05 Uhr ,weil die Kinder brauchen nach die Hausaufgabe Bewegung und spielen, um ihre Körper zu aktivieren.</text:p>
      <text:p text:style-name="P13">die spiel ist im Turnhalle eine große Halle <text:span text:style-name="T15">und beleuchtet durch große Fenster und der Boden ist in Form eines Basketballplatz Boden gestreift und</text:span> die Kinder laufen können <text:span text:style-name="T15">wie sie wollen</text:span>, da die Halle im Keller liegt und ursprünglich für dem Sport gedacht war, bedeutet diese, dass es wir, egal wie laut sind, andere nicht stören, und der wurden so beschaffen ist, dass es für die Kinder nicht rutschen kann.</text:p>
      <text:p text:style-name="P14">ich habe eine halbe Stunde, um die Halle <text:s/>zurichten gebraucht und ich habe die Material von Sportzimmer benutzt <text:span text:style-name="T16">und ich habe für die Kinder eine enthusiastisch Musik auf meine Handy geladen und auch meine Lautsprecher mit gebracht.</text:span></text:p>
      <text:p text:style-name="P15"><text:span text:style-name="T16">am Dienstag habe ich mit Frau Altmeyer gesprochen wie mache ich meine Angebot und sie war sehr freut und ich habe auch gesagt dass es ich brauche nicht mehr als halbe Stunde für meine Angebot zu machen <text:s/>und sie haben mir die Schlüssel von Sportzimmer gegeben und sie haben <text:s/>mir auch wo ist die beste Turnhalle gezeigt und sie haben mir gesagt wir haben zwei Turnhalle eine ist jetzt besetzt, weil die Kinder haben AG </text:span><text:span text:style-name="T17">S</text:span><text:span text:style-name="T16">port und sind vierte Klasse aber diese Turnhalle ist besser für ihre Angebot.</text:span></text:p>
      <text:p text:style-name="P15"><text:span text:style-name="T17">I</text:span><text:span text:style-name="T16">ch habe 20 Pylonen, 12 Reifen, eine Tisch ,zwei Kisten und 20 Bälle.</text:span></text:p>
      <text:p text:style-name="P15"><text:span text:style-name="T17">I</text:span><text:span text:style-name="T16">ch habe auch selbst ausprobiert wie kann die Kinder springen deshalb ich habe die Reifen nebenan andere hergestellt ,weil die Kinder sie können nicht mit eine große Schritt springen.ich habe auch die Ballon auf den Wand gehängt wie eine Dekoration und auch ich habe 20 Ballon und Süßigkeit als <text:s/>Geschenk für die Kinder gekauft.</text:span></text:p>
      <text:p text:style-name="P15"/>
      <text:p text:style-name="P15"/>
      <text:p text:style-name="P28">5-<text:span text:style-name="T21">Angaben</text:span> zur Gruppe :</text:p>
      <text:p text:style-name="P17">&lt;Gesamtgruppe&gt;:</text:p>
      <text:p text:style-name="P17"/>
      <text:p text:style-name="P16">an der <text:span text:style-name="T18">F</text:span>gts <text:s/>Rastphuf<text:span text:style-name="T18">l</text:span> 120 Kinder von 1. Klasse 7 Jahre bis 4. Klasse 10 Jahre und sind auf vier Gruppe aufgeteilt.</text:p>
      <text:p text:style-name="P16"><text:span text:style-name="T22">De</text:span>r erste Gruppe ist die Gruppe von Frau Altm<text:span text:style-name="T23">ay</text:span>er und sind 28 Kinder die zweite Gruppe sind die vierte Klasse und sind 27 Kinder dritte Klasse sind die dritte Gruppe und sind 29 die Kinder auch die zweite Klasse sind eine Gruppe und sie sind 28 Kinder.</text:p>
      <text:p text:style-name="P16"><text:span text:style-name="T22">I</text:span>n jeder Gruppe gibt es unterschiedliche Kultur Beispiel Arab<text:span text:style-name="T22">isch,</text:span> türkische russische und auch kurdische Kinder und die Beziehung zwischen die Gruppe sind sehr gut die Kinder spielen mit ein anderen und verstehen auch gut auch <text:soft-page-break/>gibt Kinder sind neuer in die Betreuung aber andere Kinder versuchen mit diese Kinder immer spielen und lernen wie läuft her in der Betreuung <text:span text:style-name="T22">und wie läuft die Regeln .</text:span></text:p>
      <text:p text:style-name="P16"/>
      <text:p text:style-name="P19">&lt;Kleingruppe&gt;:</text:p>
      <text:p text:style-name="P19">Josephine und Salem sind beide gleiche Gewicht und Josephine liebt gerne spielen mit auch Salem ,weil sie eine große freundschaftlich <text:s/><text:span text:style-name="T24">Kreis </text:span>hat.</text:p>
      <text:p text:style-name="P19">Sarah und Alex sind beide ruhige Kinder und sie will gerne auch probieren mit andere Kinder spielen und sie lieben auch die neue Spiele,außerdem sind beide im gleichen Klasse.</text:p>
      <text:p text:style-name="P19">Salem und Josephine liebt beide Mathematik.</text:p>
      <text:p text:style-name="P18"/>
      <text:p text:style-name="P13"/>
      <text:p text:style-name="P29">6-Lernziel,pädagogischer Zweck und Gesamtprogramm:</text:p>
      <text:p text:style-name="P29"/>
      <text:p text:style-name="P20">durch diese Angebot ich will die Kinder lernen wie kann man bewegen und Denken im selben Zeit auch Kinder zum gemeinsamen Spielen animieren.</text:p>
      <text:p text:style-name="P20">als Fachkraft ich weiß, dass </text:p>
      <text:p text:style-name="P20"><text:s/>Kinder spiele interessieren, die viele Bewegung haben, und ich habe ihnen auch die Funktion des Denkens und Lösens durch die kleine Hausaufgabe hinzugefügt, die ich auf die Karten geschrieben habe.ich habe kleine die Hausaufgabe auf Deutsch jeden Karten geschrieben, und war die buchstabieren, die die Kinder schon gelernt habe und die Mathe war nicht so schwer aber auch nicht so leicht.diese Hausaufgabe braucht konzentrieren, das wünsche ich von den Kindern, nämlich ihre Konzentrationsfähigkeit zu stärken.</text:p>
      <text:p text:style-name="P20">das Angebot gehört Bildungsbereich für die Entwicklung ihre sensorische ,Visuellen,seelisch und Auditiven Fähigkeiten und lieben sie ist mit anderen zu teilen.</text:p>
      <text:p text:style-name="P20"/>
      <text:p text:style-name="P25">*<text:span text:style-name="T25">Richtziel:</text:span></text:p>
      <text:p text:style-name="P20">schnell Bewegung, spring, denken und Intuition Fähigkeit der Kinder und Schlagfertigkeit.</text:p>
      <text:p text:style-name="P21"/>
      <text:p text:style-name="P20">*<text:span text:style-name="T26">Grobziel: die Kinder laufen und springen in die Reife und machen die Aufgabe und werfen die Bälle in die richtige Kiste.</text:span></text:p>
      <text:p text:style-name="P20"/>
      <text:p text:style-name="P20">*<text:span text:style-name="T26">Feinziel:</text:span></text:p>
      <text:p text:style-name="P21">#kognitive :durch Reflexionsr<text:span text:style-name="T27">un</text:span>d<text:span text:style-name="T27">e</text:span> und Erklärung den Reg<text:span text:style-name="T27">eln <text:s/></text:span>und den Aufgabe über sie sich in aktiven Zuhören und Verstehen dadurch, dass ist ihnen vorzeige, lernen Sie am Modell und starken sie ihre Konsekration und das was ich will für Alex und Sarah geben und zu lernen.</text:p>
      <text:p text:style-name="P22"/>
      <text:p text:style-name="P22"><text:soft-page-break/>#Motorik:Sie stärken in den einzelnen Einheiten ihren Umgang mit springen in die Reifen und noch mal Rennen ihre fein Grobmotorik und Füße ,Augen, Koordination wird durch das Spielen mit dem Werfen und dem sich bewegend war gestärkt durch den Umgang mit verschiedene Materialien für stärken sie ihre geistige, <text:span text:style-name="T28">dynamisch </text:span><text:s/>Wahrnehmung und ich will das <text:span text:style-name="T28">vom </text:span>Sarah und Salm lernen.</text:p>
      <text:p text:style-name="P22"/>
      <text:p text:style-name="P23">#Sozial:sie üben sich Achtsamkeit <text:s/>und Einfühlungsvermögen durch die Reflexion rund und das Spielen gegen .sie lernen Rücksicht zu nehmen und erfahren eine Zusammengehörigkeit Gefühl durch Einheiten mit anderen und das zusammen spielen in einem Team und das braucht Alex und Sarah zum Lernen weil sie sind immer alleine sitzen und brauchen mir Kontakt mit andere Kinder und durch dieses Spiel ich Stärke die selbstbewusst für beide.</text:p>
      <text:p text:style-name="P23"/>
      <text:p text:style-name="P24">#Personal ziele:wir haben ein Erfolgserlebnis dadurch dass sie immer besser werden wo durch Selbstbewusstsein gestärkt wird durch das loben und anerkennen Ihrer Person und <text:s/>wird ihn Selbstwertgefühl gestärkt sie werden durch das Spielen lernen mit Misserfolg umzugehen und sich ausdauernd mit dem Spielen zu beschäftigen ihre Reflektionsfähigkeit wird durch den häufigen Austausch ihre Gedanken Meinungen und Gefühle innerhalb der Gruppe gefördert.</text:p>
      <text:p text:style-name="P24"/>
      <text:p text:style-name="P30">7-Meth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3T04:12:24.139837726</meta:creation-date>
    <meta:editing-duration>PT12M59S</meta:editing-duration>
    <meta:editing-cycles>3</meta:editing-cycles>
    <meta:generator>LibreOffice/6.4.7.2$Linux_X86_64 LibreOffice_project/40$Build-2</meta:generator>
    <dc:title>dyana betreuung</dc:title>
    <dc:date>2022-04-03T18:28:39.696645795</dc:date>
    <meta:document-statistic meta:table-count="0" meta:image-count="0" meta:object-count="0" meta:page-count="5" meta:paragraph-count="64" meta:word-count="1650" meta:character-count="10027" meta:non-whitespace-character-count="8406"/>
    <meta:template xlink:type="simple" xlink:actuate="onRequest" xlink:title="dyana betreuung" xlink:href="../../Vorlagen/dyana%20betreuung.ott" meta:date="2022-04-03T04:12:23.722445240"/>
  </office:meta>
</office:document-meta>
</file>